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fo:font-style="italic"/>
    </style:style>
    <style:style style:name="P1" style:family="paragraph" style:parent-style-name="Normal">
      <style:paragraph-properties fo:text-align="justify"/>
    </style:style>
    <style:style style:name="P2" style:family="paragraph" style:parent-style-name="Normal">
      <style:paragraph-properties fo:text-align="justify"/>
    </style:style>
  </office:automatic-styles>
  <office:body>
    <office:text>
      <text:p text:style-name="P1">Sospecho que no sabés—que nunca sabrás—lo que <text:span text:style-name="T1">realmente </text:span>ocurre en mi corazón. Mi corazón—un pozo de agua removida—es un secreto <text:span text:style-name="T1">absoluto</text:span>. Es un duende nocturno y fugitivo que nunca deja ver su rostro milenario. No es de nadie—ni siquiera es mío, en cierto modo—o es del <text:s text:c="1"/>tiempo. Sobre mi cuello pesa tanto tiempo, y lo doblega, y me hace sentir viejo y solitario.</text:p>
      <text:p text:style-name="P2">De repente un rayo abre la noche y la ilumina. O un fósforo se enciende en la penumbra. O una pupila ignota, trémula, desafía a las tinieblas. (No las vence, pero las desafía.) O en el silencio más eterno se presiente el eco de una gota de una llovizna de un lugar remoto e imposible. O en la ceniza universal un agua primigenia se adivina. O en una forma embrionaria y primitiva se intuye la sublime forma futura. O en la osamenta cruda, muerta, arde una savia resucitadora.</text:p>
      <text:p text:style-name="P2">¿Qué son todas estas cosas? Son (algunas) de las imágenes que escribí en una página de mi diario titulada: ¿<text:span text:style-name="T1">qué significó C.B.? </text:span></text:p>
      <text:p text:style-name="P2">No se puede decir nada del amor sino a través de un símbolo o una imagen. No puedo decir: <text:span text:style-name="T1">C.B. significó x o y</text:span>; debo operar una especie de pincelada que sólo puede comprenderse a medias, incluso por mí, pero que se <text:span text:style-name="T1">siente </text:span>correcta.</text:p>
      <text:p text:style-name="P2">¿Acaso ves lo que quiero decirte? ¿Son claras esas imágenes o son simplemente extrañas o idiotas? Yo era como un árbol mustio y fatigado que, de repente, sintió en su interior la primavera. </text:p>
      <text:p text:style-name="P2">Casi nunca me enamoro. Estoy absolutamente roto, por bien que lo disimule. La mujer que más amé en la vida ha muerto y creo que nadie a mi alrededor siquiera comienza a sospechar el efecto que eso ha tenido en mí. Me encerré en un cascarón sombrío, en cuyo interior escondo una luciérnaga. Y me digo a mí mismo: <text:span text:style-name="T1">aquí nadie puede verme</text:span>. Y encuentro paz en esa idea.</text:p>
      <text:p text:style-name="P2">Solía ser que solo una persona había logrado penetrar el cascarón y, por así decirlo, <text:span text:style-name="T1">verme</text:span>. Digo <text:span text:style-name="T1">verme </text:span>en un sentido verdadero. Ahora debo decir que fueron dos.</text:p>
      <text:p text:style-name="P2">¿Por qué prodigio extraño lograste hacerme esto? ¿Dónde te conocí, que me vi tan desnudo desde el primer momento? ¿Por qué, cuando te di el primer beso, recordé—nunca te dije esto—cierta piedra de la luna que vi en Udaipur? (Las piedras de la luna, o adularias, son una hermosura.) ¿Y por qué soñé, cierta noche, que una sombra me hablaba de vos y me decía: <text:span text:style-name="T1">ya lo has comprendido</text:span>?</text:p>
      <text:p text:style-name="P2"> Hay tanto como esto que no te dije, que no te digo. Desde el primer momento presentí algo misterioso en el lazo que nos une. Hay algo en tu interior que no puedo expresar y que me llama, y quisiera responderle. <text:s text:c="1"/>Quisiera amarte, simplemente; quisiera descubrir en un beso qué cosas te dan miedo y qué cosas te dan vida. Qué pena me da sentir que todo eso y tanto más queda, y quedará siempre, en el recóndito rincón de lo imposible.</text:p>
      <text:p text:style-name="P2">Espero que comprendas que estoy en paz, que nada de lo que te digo ahora es un reclamo, un deseo de dar lástima, ni tiene una intención oculta. El amor que sentí—que siento—es como un pez que ha despertado, que ha conocido la cálida faz de la superficie, y que ahora debe volver a dormir en el lecho oscuro del río. Las aguas han de pasar y él ha de permanecer así, en su quietud resignada, ciego de ver y sordo de silencio. Siempre estará ahí. Si hundieras tu mano en el agua turbia de mi pecho, lo encontarías. No importa cuándo ni dónde: lo encontrarías.</text:p>
      <text:p text:style-name="P2"><text:span text:style-name="T2"><text:line-break/><text:tab/>último poema</text:span></text:p>
      <text:p text:style-name="P2"/>
      <text:p text:style-name="P2">fuimos, en la tiniebla de mi vida,</text:p>
      <text:p text:style-name="P2">un cascarón de luz inmarcesible</text:p>
      <text:p text:style-name="P2"/>
      <text:p text:style-name="P2">(eran tus rizos negros la hojarasca</text:p>
      <text:p text:style-name="P2">del árbol donde nacen las estrellas)</text:p>
      <text:p text:style-name="P2"/>
      <text:p text:style-name="P2">y ahora, vida mía,</text:p>
      <text:p text:style-name="P2">debemos olvidarlo</text:p>
      <text:p text:style-name="P2"/>
      <text:p text:style-name="P2">(decir <text:span text:style-name="T1">olvido </text:span>es como</text:p>
      <text:p text:style-name="P2">decir <text:span text:style-name="T1">sabiduría</text:span>)</text:p>
      <text:p text:style-name="P2"/>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